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Frame_20_contents">
      <style:text-properties officeooo:rsid="000fe25e" officeooo:paragraph-rsid="000fe25e"/>
    </style:style>
    <style:style style:name="gr1" style:family="graphic" style:parent-style-name="Frame">
      <style:graphic-properties draw:textarea-horizontal-align="justify" draw:textarea-vertical-align="middle" draw:auto-grow-height="false" fo:min-height="1.815cm" fo:min-width="2.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svg:width="5.199cm" svg:height="5.446cm" svg:x="2.965cm" svg:y="1.314cm"><text:p text:style-name="P1">hello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4-10-15T11:14:35.437018522</meta:creation-date>
    <dc:date>2014-10-15T11:14:55.597700790</dc:date>
    <dc:creator>Miklos Vajna</dc:creator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Dev/4.4.0.0.alpha0$Linux_X86_64 LibreOffice_project/4ba65722ed49876cfcbe9d507d867da1a4f0fde5</meta:generator>
  </office:meta>
</office:document-meta>
</file>